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2024-12-16 21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2024-03-17 22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2022-12-05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2020-12-10 19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2018-12-09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2017-12-10 2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2015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2013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2012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2011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201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2009-1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200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2007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2006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2004-1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2002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94232" calcext:value-type="float">
            <text:p>39.194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2001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2000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1999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199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1996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1996-03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1995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199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4264" calcext:value-type="float">
            <text:p>37.16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1992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1990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7248" calcext:value-type="float">
            <text:p>37.41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1988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7416" calcext:value-type="float">
            <text:p>37.23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1987-1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198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2552" calcext:value-type="float">
            <text:p>37.18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1984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0301</text:p>
          </table:table-cell>
          <table:table-cell office:value-type="string" calcext:value-type="string">
            <text:p>1980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6" meta:object-count="0"/>
    <meta:user-defined meta:name="AppVersion">3.0</meta:user-defined>
  </office:meta>
</office:document-meta>
</file>